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2000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ist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D2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D3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D5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formula="of:=[.D6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.D7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D8]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formula="of:=[.D9]-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formula="of:=SUM([.C1:.C23])"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6]*8" office:value-type="float" office:value="848" calcext:value-type="float">
            <text:p>848</text:p>
          </table:table-cell>
          <table:table-cell table:formula="of:=SUMPRODUCT([.C1:.C23];[.D1:.D23])" office:value-type="float" office:value="320" calcext:value-type="float">
            <text:p>320</text:p>
          </table:table-cell>
          <table:table-cell/>
          <table:table-cell office:value-type="string" calcext:value-type="string">
            <text:p>savings</text:p>
          </table:table-cell>
          <table:table-cell table:formula="of:=[.D27]/[.C27]*100" office:value-type="float" office:value="37.7358490566038" calcext:value-type="float">
            <text:p>37.73584905660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[.C27]-[.D27]" office:value-type="float" office:value="528" calcext:value-type="float">
            <text:p>528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ist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D2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D3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D5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D6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D7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[.D12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D13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D14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[.D15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[.D16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D17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formula="of:=[.D18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[.D19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formula="of:=[.D20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[.D21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[.D22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table:formula="of:=[.D23]"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formula="of:=[.D25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[.D26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D27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[.D28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formula="of:=[.D29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D30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D31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formula="of:=[.D32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formula="of:=[.D33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table:formula="of:=[.D34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table:formula="of:=[.D35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formula="of:=[.D36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table:formula="of:=[.D37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D38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table:formula="of:=[.D39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formula="of:=[.D47]-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table:formula="of:=[.D4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  <table:table-cell table:formula="of:=[.D4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table:formula="of:=[.D4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D4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table:formula="of:=[.D4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table:formula="of:=[.D4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table:formula="of:=[.D4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formula="of:=[.D51]-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table:formula="of:=[.D49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table:formula="of:=[.D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table:formula="of:=[.D5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5" calcext:value-type="float">
            <text:p>105</text:p>
          </table:table-cell>
          <table:table-cell office:value-type="float" office:value="83" calcext:value-type="float">
            <text:p>83</text:p>
          </table:table-cell>
          <table:table-cell table:formula="of:=[.D53]-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formula="of:=[.D5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101" calcext:value-type="float">
            <text:p>101</text:p>
          </table:table-cell>
          <table:table-cell office:value-type="float" office:value="164" calcext:value-type="float">
            <text:p>164</text:p>
          </table:table-cell>
          <table:table-cell table:formula="of:=[.D54]-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</text:p>
          </table:table-cell>
          <table:table-cell office:value-type="float" office:value="32" calcext:value-type="float">
            <text:p>32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8*SUM([.C1:.C54])" office:value-type="float" office:value="11872" calcext:value-type="float">
            <text:p>11872</text:p>
          </table:table-cell>
          <table:table-cell table:formula="of:=SUMPRODUCT([.D1:.D54];[.C1:.C54])" office:value-type="float" office:value="3846" calcext:value-type="float">
            <text:p>3846</text:p>
          </table:table-cell>
          <table:table-cell/>
          <table:table-cell table:formula="of:=[.D57]/[.C57]*100" office:value-type="float" office:value="32.3955525606469" calcext:value-type="float">
            <text:p>32.395552560646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C57]/8" office:value-type="float" office:value="1484" calcext:value-type="float">
            <text:p>1484</text:p>
          </table:table-cell>
          <table:table-cell table:formula="of:=[.D57]/8" office:value-type="float" office:value="480.75" calcext:value-type="float">
            <text:p>480.7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[.C59]-[.D59]" office:value-type="float" office:value="1003.25" calcext:value-type="float">
            <text:p>1003.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eter Vois</meta:initial-creator>
    <meta:creation-date>2022-02-22T16:29:35.862563074</meta:creation-date>
    <dc:date>2022-02-22T16:45:41.259566521</dc:date>
    <dc:creator>Peeter Vois</dc:creator>
    <meta:editing-duration>PT5M23S</meta:editing-duration>
    <meta:editing-cycles>5</meta:editing-cycles>
    <meta:generator>LibreOffice/7.0.6.2$Linux_X86_64 LibreOffice_project/00$Build-2</meta:generator>
    <meta:document-statistic meta:table-count="2" meta:cell-count="322" meta:object-count="0"/>
  </office:meta>
</office:document-meta>
</file>